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7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3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4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82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0.791cm" style:use-optimal-column-width="false"/>
    </style:style>
    <style:style style:name="co2" style:family="table-column">
      <style:table-column-properties style:column-width="3.222cm" style:use-optimal-column-width="false"/>
    </style:style>
    <style:style style:name="co3" style:family="table-column">
      <style:table-column-properties style:column-width="6.24cm" style:use-optimal-column-width="false"/>
    </style:style>
    <style:style style:name="co4" style:family="table-column">
      <style:table-column-properties style:column-width="3.101cm" style:use-optimal-column-width="false"/>
    </style:style>
    <style:style style:name="ro1" style:family="table-row">
      <style:table-row-properties style:row-height="0.841cm" style:use-optimal-row-height="false"/>
    </style:style>
    <style:style style:name="ro2" style:family="table-row">
      <style:table-row-properties style:row-height="0.687cm" style:use-optimal-row-height="false"/>
    </style:style>
    <style:style style:name="ro3" style:family="table-row">
      <style:table-row-properties style:row-height="0.82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1.949cm" style:use-optimal-row-height="false"/>
    </style:style>
    <style:style style:name="ro6" style:family="table-row">
      <style:table-row-properties style:row-height="1.189cm" style:use-optimal-row-height="false"/>
    </style:style>
    <style:style style:name="ro7" style:family="table-row">
      <style:table-row-properties style:row-height="3.693cm" style:use-optimal-row-height="false"/>
    </style:style>
    <style:style style:name="ro8" style:family="table-row">
      <style:table-row-properties style:row-height="2.081cm" style:use-optimal-row-height="false"/>
    </style:style>
    <style:style style:name="ro9" style:family="table-row">
      <style:table-row-properties style:row-height="0.972cm" style:use-optimal-row-height="false"/>
    </style:style>
    <style:style style:name="ce1" style:family="table-cell">
      <style:text-properties style:font-name="Liberation Mono1" fo:font-size="12pt"/>
    </style:style>
    <style:style style:name="ce2" style:family="table-cell">
      <style:text-properties style:font-name="Liberation Mono1" fo:font-size="12pt" style:font-size-asian="14pt" style:font-size-complex="14pt"/>
    </style:style>
    <style:style style:name="ce3" style:family="table-cell">
      <style:text-properties fo:font-style="italic" style:font-style-asian="italic" style:font-style-complex="italic"/>
    </style:style>
    <style:style style:name="P1" style:family="paragraph">
      <loext:graphic-properties draw:fill="none" draw:fill-color="#ffffff"/>
      <style:paragraph-properties style:writing-mode="lr-tb"/>
      <style:text-properties fo:font-size="12pt" fo:font-style="italic" style:font-style-asian="italic" style:font-style-complex="italic"/>
    </style:style>
    <style:style style:name="P2" style:family="paragraph">
      <style:text-properties style:font-name="Liberation Mono1" fo:font-size="12pt" style:font-size-asian="14pt" style:font-size-complex="14pt"/>
    </style:style>
    <style:style style:name="P3" style:family="paragraph">
      <style:text-properties style:font-name="Liberation Mono1" fo:font-size="12pt"/>
    </style:style>
    <style:style style:name="P4" style:family="paragraph">
      <style:text-properties style:font-style-asian="italic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style:font-name="Liberation Mono1" fo:font-size="12pt"/>
    </style:style>
    <style:style style:name="T3" style:family="text">
      <style:text-properties style:font-name="Liberation Mono1" fo:font-size="12pt" style:font-size-asian="14pt" style:font-size-complex="14pt"/>
    </style:style>
    <style:style style:name="T4" style:family="text">
      <style:text-properties style:font-name="Liberation Mono1" fo:font-size="12pt" style:font-style-asian="italic" style:font-style-complex="italic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45cm" svg:height="0.725cm" svg:x="22.4cm" svg:y="1.9cm">
          <draw:text-box>
            <text:p><text:span text:style-name="T1">head</text:span></text:p>
          </draw:text-box>
        </draw:frame>
        <draw:frame draw:style-name="standard" draw:layer="layout" svg:width="4.012cm" svg:height="3.979cm" svg:x="2.9cm" svg:y="2.41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0</text:span></text:p>
              </table:table-cell>
              <table:table-cell table:style-name="gray3"/>
            </table:table-row>
            <table:table-row table:style-name="ro1" table:default-cell-style-name="gray2">
              <table:table-cell>
                <text:p><text:span text:style-name="T2">1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2"><text:span text:style-name="T3">2</text:span></text:p>
              </table:table-cell>
              <table:table-cell>
                <text:p text:style-name="P2"><text:span text:style-name="T3">0x7721248A</text:span></text:p>
              </table:table-cell>
            </table:table-row>
            <table:table-row table:style-name="ro3">
              <table:table-cell table:style-name="ce2">
                <text:p text:style-name="P2"><text:span text:style-name="T3">3</text:span></text:p>
              </table:table-cell>
              <table:table-cell table:style-name="ce1">
                <text:p text:style-name="P3"><text:span text:style-name="T3">0x772490F2</text:span></text:p>
              </table:table-cell>
            </table:table-row>
            <table:table-row table:style-name="ro4" table:default-cell-style-name="gray1">
              <table:table-cell>
                <text:p><text:span text:style-name="T2">4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239cm" svg:height="8.911cm" svg:x="11.131cm" svg:y="1.905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<text:span text:style-name="T2">BLOB</text:span></text:p>
              </table:table-cell>
            </table:table-row>
            <table:table-row table:style-name="ro6">
              <table:table-cell table:style-name="gray2">
                <text:p><text:span text:style-name="T2">BLOB</text:span></text:p>
              </table:table-cell>
            </table:table-row>
            <table:table-row table:style-name="ro7">
              <table:table-cell table:style-name="ce3">
                <text:p text:style-name="P4"><text:span text:style-name="T4">(free)</text:span></text:p>
              </table:table-cell>
            </table:table-row>
            <table:table-row table:style-name="ro8">
              <table:table-cell table:style-name="gray2">
                <text:p><text:span text:style-name="T2">BLOB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cm" svg:height="0.971cm" svg:x="21.7cm" svg:y="2.5cm">
          <table:table table:template-name="default" table:use-first-row-styles="true" table:use-banding-rows-styles="true">
            <table:table-column table:style-name="co4"/>
            <table:table-row table:style-name="ro9">
              <table:table-cell table:style-name="gray3">
                <text:p><text:span text:style-name="T3">0x772124FF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5" draw:layer="layout" svg:x1="6.912cm" svg:y1="4.5cm" svg:x2="11.148cm" svg:y2="3.845cm">
          <text:p/>
        </draw:line>
        <draw:line draw:style-name="gr3" draw:text-style-name="P5" draw:layer="layout" svg:x1="6.914cm" svg:y1="5.256cm" svg:x2="11.131cm" svg:y2="8.753cm">
          <text:p/>
        </draw:line>
        <draw:line draw:style-name="gr4" draw:text-style-name="P5" draw:layer="layout" svg:x1="21.7cm" svg:y1="3.015cm" svg:x2="17.37cm" svg:y2="5.015cm">
          <text:p/>
        </draw:line>
        <draw:frame draw:style-name="standard" draw:layer="layout" svg:width="3.1cm" svg:height="0.971cm" svg:x="21.701cm" svg:y="5.601cm">
          <table:table table:template-name="default" table:use-first-row-styles="true" table:use-banding-rows-styles="true">
            <table:table-column table:style-name="co4"/>
            <table:table-row table:style-name="ro9">
              <table:table-cell table:style-name="gray3">
                <text:p><text:span text:style-name="T3">0x772490F2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5" draw:text-style-name="P5" draw:layer="layout" svg:x1="21.701cm" svg:y1="6cm" svg:x2="17.383cm" svg:y2="8.73cm">
          <text:p/>
        </draw:line>
        <draw:frame draw:style-name="gr6" draw:text-style-name="P1" draw:layer="layout" svg:width="1.044cm" svg:height="0.725cm" svg:x="22.6cm" svg:y="5.001cm">
          <draw:text-box>
            <text:p><text:span text:style-name="T1">tail</text:span></text:p>
          </draw:text-box>
        </draw:frame>
        <draw:frame draw:style-name="gr7" draw:text-style-name="P1" draw:layer="layout" svg:width="2.365cm" svg:height="0.725cm" svg:x="2.8cm" svg:y="1.801cm">
          <draw:text-box>
            <text:p><text:span text:style-name="T1">bin</text:span></text:p>
          </draw:text-box>
        </draw:frame>
        <draw:frame draw:style-name="gr8" draw:text-style-name="P1" draw:layer="layout" svg:width="1.471cm" svg:height="0.725cm" svg:x="4.3cm" svg:y="1.801cm">
          <draw:text-box>
            <text:p><text:span text:style-name="T1">*blob</text:span></text:p>
          </draw:text-box>
        </draw:frame>
        <draw:frame draw:style-name="gr9" draw:text-style-name="P1" draw:layer="layout" svg:width="2.932cm" svg:height="0.725cm" svg:x="12.8cm" svg:y="1.301cm">
          <draw:text-box>
            <text:p><text:span text:style-name="T1">circular heap</text:span></text:p>
          </draw:text-box>
        </draw:frame>
        <draw:frame draw:style-name="gr10" draw:text-style-name="P7" draw:layer="layout" svg:width="9.069cm" svg:height="5.769cm" svg:x="1.3cm" svg:y="7.5cm">
          <draw:text-box>
            <text:p><text:span text:style-name="T5">PUT</text:span></text:p>
            <text:p><text:span text:style-name="T5"><text:s text:c="2"/></text:span><text:span text:style-name="T5">i. atomic(head += required bytes)</text:span></text:p>
            <text:p><text:span text:style-name="T5"><text:s/></text:span><text:span text:style-name="T5">ii. *blob &lt;= data</text:span></text:p>
            <text:p><text:span text:style-name="T5">Iii. bin = hash(key) % bins</text:span></text:p>
            <text:p><text:span text:style-name="T5">iv. atomic(bin &lt;= *blob)</text:span></text:p>
            <text:p><text:span text:style-name="T5"/></text:p>
            <text:p><text:span text:style-name="T5">GET</text:span></text:p>
            <text:p text:style-name="P6"><text:span text:style-name="T6"><text:s text:c="2"/></text:span><text:span text:style-name="T6">i. bin = hash(key) % bins</text:span></text:p>
            <text:p text:style-name="P6"><text:span text:style-name="T6"><text:s/></text:span><text:span text:style-name="T6">ii. *blob =&gt; data</text:span></text:p>
          </draw:text-box>
        </draw:frame>
        <draw:frame draw:style-name="gr11" draw:text-style-name="P7" draw:layer="layout" svg:width="3.999cm" svg:height="3.581cm" svg:x="12.001cm" svg:y="11cm">
          <draw:text-box>
            <text:p><text:span text:style-name="T6">BLOB fields:</text:span></text:p>
            <text:p><text:span text:style-name="T6">- length</text:span></text:p>
            <text:p><text:span text:style-name="T6">- key / data</text:span></text:p>
            <text:p><text:span text:style-name="T6">- timestamp</text:span></text:p>
            <text:p><text:span text:style-name="T6">- checksum</text:span></text:p>
            <text:p><text:span text:style-name="T6">- &lt;reserved&gt;</text:span></text:p>
          </draw:text-box>
        </draw:frame>
        <draw:frame draw:style-name="gr12" draw:text-style-name="P7" draw:layer="layout" svg:width="7.398cm" svg:height="6.899cm" svg:x="19.902cm" svg:y="8.201cm">
          <draw:text-box>
            <text:p><text:span text:style-name="T6">Garbage Collection </text:span></text:p>
            <text:p><text:span text:style-name="T6">while &lt;fragmentation exists&gt;</text:span></text:p>
            <text:p><text:span text:style-name="T6"><text:s text:c="2"/></text:span><text:span text:style-name="T6">if is_referenced(tail)</text:span></text:p>
            <text:p><text:span text:style-name="T6"><text:s text:c="5"/></text:span><text:span text:style-name="T6">PUT(tail.key, tail.data)</text:span></text:p>
            <text:p><text:span text:style-name="T6"><text:s text:c="2"/></text:span><text:span text:style-name="T6">atomic(tail += size_of(tail))</text:span></text:p>
          </draw:text-box>
        </draw:frame>
        <draw:frame draw:style-name="gr13" draw:text-style-name="P8" draw:layer="layout" svg:width="4.282cm" svg:height="0.962cm" svg:x="21.4cm" svg:y="14.1cm">
          <draw:text-box>
            <text:p>SHAMPOO<text:span text:style-name="T7">BETA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3T15:56:52.735391206</meta:creation-date>
    <dc:date>2024-09-07T16:25:42.062274154</dc:date>
    <meta:editing-duration>PT2H2M14S</meta:editing-duration>
    <meta:editing-cycles>46</meta:editing-cycles>
    <meta:generator>LibreOffice/7.3.6.2$Linux_X86_64 LibreOffice_project/30$Build-2</meta:generator>
    <meta:document-statistic meta:object-count="40"/>
  </office:meta>
</office:document-meta>
</file>